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Wingdings" svg:font-family="Wingdings" style:font-pitch="variable" style:font-charset="x-symbol"/>
  </office:font-face-decls>
  <office:automatic-styles>
    <style:style style:name="P1" style:family="paragraph" style:parent-style-name="Contents_20_1">
      <style:paragraph-properties>
        <style:tab-stops>
          <style:tab-stop style:position="16.983cm" style:type="right" style:leader-style="dotted" style:leader-text="."/>
        </style:tab-stops>
      </style:paragraph-properties>
      <style:text-properties officeooo:paragraph-rsid="0016322d"/>
    </style:style>
    <style:style style:name="P2" style:family="paragraph" style:parent-style-name="Heading_20_1">
      <style:text-properties officeooo:paragraph-rsid="0016322d"/>
    </style:style>
    <style:style style:name="P3" style:family="paragraph" style:parent-style-name="Standard">
      <style:text-properties style:font-name="Calibri" fo:font-size="11pt" fo:language="none" fo:country="none" fo:font-weight="bold" officeooo:paragraph-rsid="0016322d" style:font-size-asian="11pt" style:language-asian="none" style:country-asian="none" style:font-weight-asian="bold" style:font-name-complex="Calibri" style:font-size-complex="11pt" style:font-weight-complex="bold"/>
    </style:style>
    <style:style style:name="P4" style:family="paragraph" style:parent-style-name="Standard" style:list-style-name="WW8Num2">
      <style:text-properties officeooo:paragraph-rsid="0016322d"/>
    </style:style>
    <style:style style:name="P5" style:family="paragraph" style:parent-style-name="Standard" style:list-style-name="WW8Num3">
      <style:text-properties officeooo:paragraph-rsid="0016322d"/>
    </style:style>
    <style:style style:name="P6" style:family="paragraph" style:parent-style-name="Standard">
      <style:text-properties officeooo:paragraph-rsid="0016322d"/>
    </style:style>
    <style:style style:name="T1" style:family="text">
      <style:text-properties fo:language="none" fo:country="none" style:language-asian="none" style:country-asian="none"/>
    </style:style>
    <style:style style:name="T2" style:family="text">
      <style:text-properties style:font-name="Calibri" fo:font-size="11pt" fo:language="none" fo:country="none" style:font-size-asian="11pt" style:language-asian="none" style:country-asian="none" style:font-name-complex="Calibri" style:font-size-complex="11pt"/>
    </style:style>
    <style:style style:name="T3" style:family="text">
      <style:text-properties fo:language="en" fo:country="US"/>
    </style:style>
    <style:style style:name="T4" style:family="text">
      <style:text-properties fo:language="en" fo:country="US" style:language-asian="none" style:country-asian="none"/>
    </style:style>
    <style:style style:name="T5" style:family="text">
      <style:text-properties fo:language="en" fo:country="US" fo:font-weight="bold" style:font-weight-asian="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188202935"/>Методические указания по выполнению лабораторных работ по ООП<text:bookmark-end text:name="__RefHeading___Toc188202935"/></text:h>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188202935" text:style-name="Index_20_Link_20__28_user_29_" text:visited-style-name="Index_20_Link_20__28_user_29_"><text:span text:style-name="T1">Методические указания по выполнению лабораторных работ по ООП<text:tab/>1</text:span></text:a></text:p>
          <text:p text:style-name="P1"><text:a xlink:type="simple" xlink:href="#__RefHeading___Toc188202936" text:style-name="Index_20_Link_20__28_user_29_" text:visited-style-name="Index_20_Link_20__28_user_29_"><text:span text:style-name="T1">Общие требования<text:tab/>1</text:span></text:a></text:p>
          <text:p text:style-name="P1"><text:a xlink:type="simple" xlink:href="#__RefHeading___Toc188202937" text:style-name="Index_20_Link_20__28_user_29_" text:visited-style-name="Index_20_Link_20__28_user_29_"><text:span text:style-name="T1">Лабораторная работа 1. «Кнопки и Формы»<text:tab/>1</text:span></text:a></text:p>
          <text:p text:style-name="P1"><text:a xlink:type="simple" xlink:href="#__RefHeading___Toc188202938" text:style-name="Index_20_Link_20__28_user_29_" text:visited-style-name="Index_20_Link_20__28_user_29_"><text:span text:style-name="T1">Лабораторная работа 2. «Объекты и Классы»<text:tab/>3</text:span></text:a></text:p>
          <text:p text:style-name="P1"><text:a xlink:type="simple" xlink:href="#__RefHeading___Toc188202939" text:style-name="Index_20_Link_20__28_user_29_" text:visited-style-name="Index_20_Link_20__28_user_29_"><text:span text:style-name="T1">Лабораторная работа 3. Часть 1 из 2: «Круги на форме»<text:tab/>4</text:span></text:a></text:p>
          <text:p text:style-name="P1"><text:a xlink:type="simple" xlink:href="#__RefHeading___Toc188202940" text:style-name="Index_20_Link_20__28_user_29_" text:visited-style-name="Index_20_Link_20__28_user_29_"><text:span text:style-name="T1">Лабораторная работа 3. Часть 2 из 2: «</text:span><text:span text:style-name="T4">MVC</text:span><text:span text:style-name="T1">»<text:tab/>6</text:span></text:a></text:p>
          <text:p text:style-name="P1"><text:a xlink:type="simple" xlink:href="#__RefHeading___Toc188202941" text:style-name="Index_20_Link_20__28_user_29_" text:visited-style-name="Index_20_Link_20__28_user_29_"><text:span text:style-name="T1">Лабораторная работа 4. «Визуальный редактор»<text:tab/>7</text:span></text:a></text:p>
          <text:p text:style-name="P1"><text:a xlink:type="simple" xlink:href="#__RefHeading___Toc188202942" text:style-name="Index_20_Link_20__28_user_29_" text:visited-style-name="Index_20_Link_20__28_user_29_"><text:span text:style-name="T1">Лабораторная работа 5. «Жизненный цикл объектов С++ и Виртуальность»<text:tab/>7</text:span></text:a></text:p>
          <text:p text:style-name="P1"><text:a xlink:type="simple" xlink:href="#__RefHeading___Toc188202943" text:style-name="Index_20_Link_20__28_user_29_" text:visited-style-name="Index_20_Link_20__28_user_29_"><text:span text:style-name="T1">Лабораторная работа 6. «Группировка и сохранение»<text:tab/>9</text:span></text:a></text:p>
          <text:p text:style-name="P1"><text:a xlink:type="simple" xlink:href="#__RefHeading___Toc188202944" text:style-name="Index_20_Link_20__28_user_29_" text:visited-style-name="Index_20_Link_20__28_user_29_"><text:span text:style-name="T1">Лабораторная работа 7. «Дерево объектов, подписка»<text:tab/>10</text:span></text:a></text:p>
        </text:index-body>
      </text:table-of-content>
      <text:p text:style-name="P3"/>
      <text:p text:style-name="P6">Данные методические указания предназначены для выполнения лабораторных работ по ООП. Они определяют порядок и содержание выполняемых работ, а также процесс защиты результатов.</text:p>
      <text:h text:style-name="P2" text:outline-level="1"><text:bookmark-start text:name="__RefHeading___Toc188202936"/>Общие требования<text:bookmark-end text:name="__RefHeading___Toc188202936"/></text:h>
      <text:list xml:id="list2299594181" text:style-name="WW8Num2">
        <text:list-item>
          <text:p text:style-name="P4">Программные требования:</text:p>
          <text:list>
            <text:list-item>
              <text:p text:style-name="P4">в каждой лабораторной работе указано, на каком языке программирования она должна разрабатываться</text:p>
            </text:list-item>
            <text:list-item>
              <text:p text:style-name="P4">обязательны комментарии к коду, стиль отступов, именований переменных и функций (любой стиль <text:span text:style-name="T3">PEP</text:span> 7 или аналогичный для соответствующего языка)</text:p>
            </text:list-item>
            <text:list-item>
              <text:p text:style-name="P4">отладочный вывод в консоль (при наличии) в большинстве методов (Л.Р.2,5)</text:p>
            </text:list-item>
          </text:list>
        </text:list-item>
        <text:list-item>
          <text:p text:style-name="P4">Организационные требования:</text:p>
          <text:list>
            <text:list-item>
              <text:p text:style-name="P4">лабораторная работа выполняется на занятиях в университете очно и/или самостоятельно в любое время заочно; после этого на любом из занятий она защищается преподавателю очно в университете.</text:p>
            </text:list-item>
            <text:list-item>
              <text:p text:style-name="P4">лабораторная работа выполняется строго самостоятельно, использование чужих лабораторных работ для сдачи не допускается.</text:p>
            </text:list-item>
            <text:list-item>
              <text:p text:style-name="P4">обязательно <text:span text:style-name="T6">использование системы контроля версий </text:span><text:span text:style-name="T5">git</text:span><text:span text:style-name="T6"> (можно локально, можно на гитхабе)</text:span> начиная со <text:span text:style-name="T6">второй</text:span> лабораторной, при сдаче лабораторной обязательно должна показываться история коммитов разработки.</text:p>
            </text:list-item>
            <text:list-item>
              <text:p text:style-name="P4"><text:a xlink:type="simple" xlink:href="https://www.youtube.com/watch?v=9XKwTKz3IgU" text:style-name="Internet_20_link" text:visited-style-name="Visited_20_Internet_20_Link"><text:span text:style-name="Internet_20_link">https://www.youtube.com/watch?v=9XKwTKz3IgU</text:span></text:a> – лекция для изучения <text:span text:style-name="T3">git</text:span> </text:p>
            </text:list-item>
          </text:list>
        </text:list-item>
      </text:list>
      <text:h text:style-name="P2" text:outline-level="1"><text:bookmark-start text:name="__RefHeading___Toc188202937"/>Лабораторная работа 1. «Кнопки и Формы»<text:bookmark-end text:name="__RefHeading___Toc188202937"/></text:h>
      <text:p text:style-name="P6">Тип приложения: <text:span text:style-name="T3">GUI</text:span>, <text:span text:style-name="T3">desktop</text:span>; язык: без ограничений. Использование <text:span text:style-name="T3">C</text:span>++ и <text:span text:style-name="T3">Qt</text:span> или <text:span text:style-name="T3">Python</text:span> и <text:span text:style-name="T3">pyQt</text:span> даёт небольшой бонус на экзамене.</text:p>
      <text:p text:style-name="P6">Создание простейшего <text:span text:style-name="T3">desktop</text:span>-приложения с графическим интерфейсом пользователя (<text:span text:style-name="T3">GUI</text:span>) в любой среде (<text:span text:style-name="T3">Visual</text:span> <text:span text:style-name="T3">Studio</text:span> - <text:span text:style-name="T3">Windows</text:span> <text:span text:style-name="T3">Forms</text:span> <text:span text:style-name="T3">Application</text:span> или <text:span text:style-name="T3">WPF</text:span>; <text:span text:style-name="T3">C</text:span>++ <text:span text:style-name="T3">Builder</text:span> - <text:span text:style-name="T3">VCL</text:span> <text:span text:style-name="T3">Application</text:span>; С++ и <text:span text:style-name="T3">Qt</text:span> <text:span text:style-name="T3">Framework</text:span>, <text:span text:style-name="T3">Python</text:span> + <text:span text:style-name="T3">PyQt</text:span> и т.д.). </text:p>
      <text:p text:style-name="P6"/>
      <text:list text:continue-numbering="true" text:style-name="WW8Num2">
        <text:list-item>
          <text:p text:style-name="P4">Создание простейшего приложения с <text:span text:style-name="T3">GUI</text:span></text:p>
          <text:list>
            <text:list-item>
              <text:p text:style-name="P4">форма, меню, пункты меню</text:p>
            </text:list-item>
            <text:list-item>
              <text:p text:style-name="P4">добавлять на форму разнообразные стандартные объекты и изучать их свойства, влияющие на внешний вид и поведение </text:p>
            </text:list-item>
          </text:list>
        </text:list-item>
        <text:list-item>
          <text:p text:style-name="P4">Управление простейшими событиями (при происходящих событиях должна появляться какая-либо реакция приложения, позволяющая понять, что событие произошло)</text:p>
          <text:list>
            <text:list-item>
              <text:p text:style-name="P4"><text:soft-page-break/>нажатие/отпускание мыши, перемещение мыши, нажатие/отпускание клавиши</text:p>
            </text:list-item>
            <text:list-item>
              <text:p text:style-name="P4">выбор пункта меню</text:p>
            </text:list-item>
            <text:list-item>
              <text:p text:style-name="P4">перерисовка (как и для чего использовать событие <text:span text:style-name="T3">Paint</text:span> – обратите внимание, не надо делать программу <text:span text:style-name="T3">Paint</text:span>, надо разобраться, как использовать событие <text:span text:style-name="T3">Paint</text:span>: показать это событие в списке событий, разобраться, когда оно происходит и как его использовать)</text:p>
            </text:list-item>
            <text:list-item>
              <text:p text:style-name="P4">таймер (как использовать событие таймера для организации задержек)</text:p>
            </text:list-item>
            <text:list-item>
              <text:p text:style-name="P4">изменение размера окна (как и для чего использовать событие <text:span text:style-name="T3">SizeChanged</text:span>)</text:p>
            </text:list-item>
          </text:list>
        </text:list-item>
        <text:list-item>
          <text:p text:style-name="P4">При использовании <text:span text:style-name="T3">Qt</text:span>/<text:span text:style-name="T3">pyQt</text:span> необходимо разобраться и научиться использовать два механизма: сигналы/слоты и события/обработчики.</text:p>
        </text:list-item>
        <text:list-item>
          <text:p text:style-name="P4">Управление событиями, влияние объектов друг на друга (при каком-либо событии, связанным с одним объектом, должно что-то меняться в другом объекте).</text:p>
        </text:list-item>
        <text:list-item>
          <text:p text:style-name="P4">Управление событиями и обработчиками событий: один обработчик на несколько событий разных объектов (например, три различные кнопки, один обработчик, <text:s/>нажатая кнопка меняет цвет), программный вызов обработчиков (вызов метода-обработчика в программе), программный вызов событий (вызов методов типа PerformClick).</text:p>
        </text:list-item>
        <text:list-item>
          <text:p text:style-name="P4">Управление свойствами объектов в <text:span text:style-name="T3">design</text:span> <text:span text:style-name="T3">time</text:span> и в <text:span text:style-name="T3">runtime</text:span>: выделить два главных свойства каждого объекта и научиться изменять их как до запуска программы, так и во время работы приложения.</text:p>
        </text:list-item>
        <text:list-item>
          <text:p text:style-name="P4">Изучить (знать, для каких целей используются и как работают) все стандартные элементы управления:</text:p>
          <text:list>
            <text:list-item>
              <text:p text:style-name="P4">В случае <text:span text:style-name="T3">Visual</text:span> <text:span text:style-name="T3">Studio</text:span> - <text:span text:style-name="T3">Windows</text:span> <text:span text:style-name="T3">Forms</text:span> <text:span text:style-name="T3">Application</text:span>: все компоненты с закладок «Стандартные элементы управления», «Контейнеры», плюс меню и таймер.</text:p>
            </text:list-item>
            <text:list-item>
              <text:p text:style-name="P4" loext:marker-style-name="T3">В<text:span text:style-name="T3"> </text:span>случае<text:span text:style-name="T3"> C++ Builder - VCL Application: </text:span>все<text:span text:style-name="T3"> </text:span>компоненты<text:span text:style-name="T3"> </text:span>с<text:span text:style-name="T3"> </text:span>закладок<text:span text:style-name="T3"> «Standard», «Additional», «Win32», «System».</text:span></text:p>
            </text:list-item>
            <text:list-item>
              <text:p text:style-name="P4">В остальных случаях – аналогичный набор основных компонент</text:p>
            </text:list-item>
          </text:list>
        </text:list-item>
        <text:list-item>
          <text:p text:style-name="P4">Для всех стандартных компонентов из предыдущего пункта необходимо понять их назначение (для чего используется чаще всего), и выделить основное свойство (одно или два) или основной метод (например, для текстового поля ввода – свойство, хранящее текст, для выпадающего списка – список элементов и номер выбранного и т.д.). Необходимо у каждого типового компонента выделить его главные свойства (одно-два) и научиться манипулировать ими до запуска программы и во время её работы.</text:p>
        </text:list-item>
        <text:list-item>
          <text:p text:style-name="P4">Динамическое создание и уничтожение объектов интерфейса:</text:p>
          <text:list>
            <text:list-item>
              <text:p text:style-name="P4">создание элементов интерфейса как реакция на события: при нажатии мышкой на любое место на форме, должен создаваться объект любого типового класса (например, кнопка). Элемент обязательно должен иметь обработчик события (например, если создаются кнопки, то при нажатии на них должна появляться реакция)</text:p>
            </text:list-item>
          </text:list>
        </text:list-item>
      </text:list>
      <text:p text:style-name="P6"/>
      <text:p text:style-name="P6">В рамках лабораторной работы необходимо разобраться:</text:p>
      <text:list text:style-name="WW8Num3">
        <text:list-item>
          <text:p text:style-name="P5">каким образом создаётся интерфейс приложения из стандартных объектов;</text:p>
        </text:list-item>
        <text:list-item>
          <text:p text:style-name="P5">каким образом изменяются до и после запуска программы свойства объектов;</text:p>
        </text:list-item>
        <text:list-item>
          <text:p text:style-name="P5">каким образом одни объекты вызывают методы других объектов;</text:p>
        </text:list-item>
        <text:list-item>
          <text:p text:style-name="P5">в каких случаях срабатывают какие события из стандартного списка.</text:p>
        </text:list-item>
      </text:list>
      <text:p text:style-name="P6"/>
      <text:p text:style-name="P6">Разработанное простейшее приложение должно содержать как можно больше (не меньше <text:span text:style-name="T6">15</text:span>) разных (разнотипных, то есть не 15 кнопок!) взаимодействующих компонент. Самые главные элементы, на которые необходимо обратить внимание и их свойства и события: кнопка (текст, нажатие, активность), текстовое поле (текст, изменение текста, активность), выпадающий список (текст, список элементов, номер выбранного списка, изменение выбранного элемента, <text:soft-page-break/>активность), статический текст (текст), чекбокс (текст, признак выбранности, изменение выбранности, активность), радио-кнопка (текст, признак выбранности, изменение выбранности), панель (размеры), разделитель (привязка), список выбора (элементы, изменение выбранных элементов), закладки (активная закладка, переключение закладок) и т.д.</text:p>
      <text:p text:style-name="P6"/>
      <text:p text:style-name="P6">Главное в первой лабораторной - научиться технологии создания GUI-приложений, а для этого приложение должно быть максимально разнообразным, и наличие смысла в приложении – вторично и даже вредно. Грубо говоря, программа вообще может ничего полезного не делать, но лишь бы там было больше 15 (в идеале - как можно больше) разнообразных (разнотипных, разноклассовых) компонент и как можно более разнообразные события и варианты взаимодействий.</text:p>
      <text:p text:style-name="P6"/>
      <text:p text:style-name="P6">При защите лабораторной работы необходимо продемонстрировать уверенное владение основными понятиями (объект, свойство, событие, обработчик события), уметь объяснять, почему в программе что-то происходит при возникновении конкретного события у одного объекта, и ничего не происходит при возникновении того же самого события с другим объектом. Необходимо уметь незамедлительно вносить необходимые изменения в программу по заданиям преподавателя вида: «При наведении мыши на такой-то объект должно происходить то-то и то-то с другим объектом».</text:p>
      <text:p text:style-name="P6"/>
      <text:p text:style-name="P6"/>
      <text:p text:style-name="P6">Материалы: <text:a xlink:type="simple" xlink:href="https://www.youtube.com/watch?v=BEmQpbVHjwg" text:style-name="Internet_20_link" text:visited-style-name="Visited_20_Internet_20_Link"><text:span text:style-name="Internet_20_link">https://www.youtube.com/watch?v=BEmQpbVHjwg</text:span></text:a> </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style style:name="Internet_20_link" style:display-name="Internet link" style:family="text">
      <style:text-properties fo:color="#000080" loext:opacity="100%" style:text-underline-style="solid" style:text-underline-width="auto" style:text-underline-color="font-color"/>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1T13:35:47.610059246</meta:creation-date>
    <dc:date>2025-11-01T13:36:02.488434199</dc:date>
    <meta:editing-duration>PT16S</meta:editing-duration>
    <meta:editing-cycles>1</meta:editing-cycles>
    <meta:document-statistic meta:table-count="0" meta:image-count="0" meta:object-count="0" meta:page-count="3" meta:paragraph-count="54" meta:word-count="942" meta:character-count="7043" meta:non-whitespace-character-count="6177"/>
    <meta:generator>LibreOffice/24.2.7.2$Linux_X86_64 LibreOffice_project/420$Build-2</meta:generator>
  </office:meta>
</office:document-meta>
</file>